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cm" fo:padding-top="0.075cm" fo:padding-bottom="0.075cm" fo:padding-left="0.2cm" fo:padding-right="0.2cm"/>
    </style:style>
    <style:style style:name="gr17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padding-top="0.075cm" fo:padding-bottom="0.075cm" fo:padding-left="0.2cm" fo:padding-right="0.2cm"/>
    </style:style>
    <style:style style:name="gr18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padding-top="0.075cm" fo:padding-bottom="0.075cm" fo:padding-left="0.2cm" fo:padding-right="0.2cm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49cm" fo:min-width="1.799cm" fo:padding-top="0.075cm" fo:padding-bottom="0.075cm" fo:padding-left="0.2cm" fo:padding-right="0.2cm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PT Sans" fo:font-size="28pt" style:font-size-asian="28pt" style:font-size-complex="28pt"/>
    </style:style>
    <style:style style:name="P3" style:family="paragraph">
      <style:paragraph-properties fo:text-align="center"/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  <style:text-properties fo:color="#000000" style:font-name="PT Sans" fo:font-size="18pt"/>
    </style:style>
    <style:style style:name="P5" style:family="paragraph">
      <style:paragraph-properties fo:text-align="center"/>
      <style:text-properties fo:color="#999999" style:font-name="PT Sans" fo:font-size="18pt" style:letter-kerning="true" style:font-name-asian="Droid Sans Fallback" style:font-size-asian="18pt" style:font-name-complex="FreeSans" style:font-size-complex="18pt"/>
    </style:style>
    <style:style style:name="P6" style:family="paragraph">
      <style:paragraph-properties fo:text-align="center"/>
      <style:text-properties fo:color="#000000" style:font-name="PT Sans"/>
    </style:style>
    <style:style style:name="P7" style:family="paragraph">
      <style:text-properties fo:color="#000000" fo:font-size="18pt"/>
    </style:style>
    <style:style style:name="P8" style:family="paragraph">
      <style:paragraph-properties fo:text-align="center"/>
      <style:text-properties fo:color="#000000" style:font-name="PT Sans" fo:font-size="18pt" style:letter-kerning="true" style:font-name-asian="Droid Sans Fallback" style:font-size-asian="18pt" style:font-name-complex="FreeSans" style:font-size-complex="18pt"/>
    </style:style>
    <style:style style:name="P9" style:family="paragraph">
      <style:paragraph-properties fo:text-align="center"/>
      <style:text-properties fo:color="#000000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10" style:family="paragraph">
      <style:paragraph-properties fo:text-align="center"/>
      <style:text-properties fo:color="#999999" style:font-name="PT Sans" fo:font-size="12pt" style:font-size-asian="12pt" style:font-size-complex="12pt"/>
    </style:style>
    <style:style style:name="P11" style:family="paragraph">
      <style:paragraph-properties fo:text-align="center"/>
      <style:text-properties fo:color="#999999" style:font-name="PT Sans" fo:font-size="12pt" style:letter-kerning="true" style:font-name-asian="Droid Sans Fallback" style:font-size-asian="12pt" style:font-name-complex="FreeSans" style:font-size-complex="12pt"/>
    </style:style>
    <style:style style:name="P12" style:family="paragraph">
      <style:paragraph-properties fo:text-align="center"/>
      <style:text-properties fo:color="#999999" style:font-name="PT Sans" fo:font-size="18pt"/>
    </style:style>
    <style:style style:name="P13" style:family="paragraph">
      <style:text-properties style:font-name="PT Sans" fo:font-size="28pt" style:font-size-asian="28pt" style:font-size-complex="28pt"/>
    </style:style>
    <style:style style:name="P14" style:family="paragraph">
      <style:text-properties style:font-name="PT Sans" fo:font-size="12pt" style:font-size-asian="12pt" style:font-size-complex="12pt"/>
    </style:style>
    <style:style style:name="P15" style:family="paragraph">
      <style:paragraph-properties fo:text-align="center"/>
      <style:text-properties fo:color="#000000" style:font-name="PT Sans" fo:font-size="12pt" style:font-size-asian="12pt" style:font-size-complex="12pt"/>
    </style:style>
    <style:style style:name="P16" style:family="paragraph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P17" style:family="paragraph">
      <style:text-properties style:font-name="PT Sans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999999" style:font-name="PT Sans" fo:font-size="18pt" style:font-size-asian="18pt" style:font-size-complex="18pt"/>
    </style:style>
    <style:style style:name="P20" style:family="paragraph">
      <style:text-properties fo:color="#999999" style:font-name="PT Sans" fo:font-size="16pt" style:font-size-asian="16pt" style:font-size-complex="16pt"/>
    </style:style>
    <style:style style:name="P21" style:family="paragraph">
      <style:paragraph-properties fo:text-align="end"/>
    </style:style>
    <style:style style:name="P22" style:family="paragraph">
      <style:text-properties fo:color="#999999" style:font-name="PT Sans"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text-align="center"/>
      <style:text-properties fo:color="#999999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24" style:family="paragraph">
      <style:text-properties fo:font-size="20pt"/>
    </style:style>
    <style:style style:name="P25" style:family="paragraph">
      <style:paragraph-properties fo:text-align="center"/>
      <style:text-properties fo:color="#999999" style:font-name="PT Sans" fo:font-size="15pt" style:letter-kerning="true" style:font-name-asian="Droid Sans Fallback" style:font-size-asian="15pt" style:font-name-complex="FreeSans" style:font-size-complex="15pt"/>
    </style:style>
    <style:style style:name="T1" style:family="text">
      <style:text-properties fo:color="#000000" style:font-name="PT Sans" fo:font-size="28pt" style:font-size-asian="28pt" style:font-size-complex="28pt"/>
    </style:style>
    <style:style style:name="T2" style:family="text"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00" style:font-name="PT Sans" fo:font-size="18pt"/>
    </style:style>
    <style:style style:name="T4" style:family="text">
      <style:text-properties fo:color="#999999" style:font-name="PT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color="#000000" fo:font-size="18pt"/>
    </style:style>
    <style:style style:name="T6" style:family="text">
      <style:text-properties fo:color="#000000" style:font-name="Liberation Sans" fo:font-size="18pt" style:letter-kerning="true" style:font-name-asian="Droid Sans Fallback" style:font-size-asian="18pt" style:font-name-complex="FreeSans" style:font-size-complex="18pt"/>
    </style:style>
    <style:style style:name="T7" style:family="text">
      <style:text-properties fo:color="#000000" style:font-name="PT Sans" fo:font-size="18pt" style:letter-kerning="true" style:font-name-asian="Droid Sans Fallback" style:font-size-asian="18pt" style:font-name-complex="FreeSans" style:font-size-complex="18pt"/>
    </style:style>
    <style:style style:name="T8" style:family="text">
      <style:text-properties fo:color="#000000" style:font-name="PT Sans" fo:font-size="12pt" style:letter-kerning="true" style:font-name-asian="Droid Sans Fallback" style:font-size-asian="12pt" style:font-name-complex="FreeSans" style:font-size-complex="12pt"/>
    </style:style>
    <style:style style:name="T9" style:family="text">
      <style:text-properties fo:color="#999999" style:font-name="PT Sans" fo:font-size="12pt" style:font-size-asian="12pt" style:font-size-complex="12pt"/>
    </style:style>
    <style:style style:name="T10" style:family="text">
      <style:text-properties fo:color="#999999" style:font-name="PT Sans" fo:font-size="18pt"/>
    </style:style>
    <style:style style:name="T11" style:family="text">
      <style:text-properties style:font-name="PT Sans" fo:font-size="28pt" style:font-size-asian="28pt" style:font-size-complex="28pt"/>
    </style:style>
    <style:style style:name="T12" style:family="text">
      <style:text-properties style:font-name="PT Sans" fo:font-size="12pt" style:font-size-asian="12pt" style:font-size-complex="12pt"/>
    </style:style>
    <style:style style:name="T13" style:family="text">
      <style:text-properties fo:color="#000000" style:font-name="PT Sans" fo:font-size="12pt" style:font-size-asian="12pt" style:font-size-complex="12pt"/>
    </style:style>
    <style:style style:name="T14" style:family="text">
      <style:text-properties fo:color="#999999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T16" style:family="text">
      <style:text-properties fo:color="#999999" style:font-name="PT Sans" fo:font-size="9pt" fo:font-style="normal" style:font-size-asian="9pt" style:font-style-asian="normal" style:font-size-complex="9pt" style:font-style-complex="normal"/>
    </style:style>
    <style:style style:name="T17" style:family="text">
      <style:text-properties fo:color="#000000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color="#000000" style:font-name="PT Sans" fo:font-size="9pt" fo:font-style="italic" style:font-size-asian="9pt" style:font-style-asian="italic" style:font-size-complex="9pt" style:font-style-complex="italic"/>
    </style:style>
    <style:style style:name="T19" style:family="text">
      <style:text-properties fo:color="#000000" style:font-name="PT Sans" fo:font-size="9pt" fo:font-style="normal" style:font-size-asian="9pt" style:font-style-asian="normal" style:font-size-complex="9pt" style:font-style-complex="normal"/>
    </style:style>
    <style:style style:name="T20" style:family="text">
      <style:text-properties style:font-name="PT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PT Sans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999999" style:font-name="PT Sans" fo:font-size="18pt" style:font-size-asian="18pt" style:font-size-complex="18pt"/>
    </style:style>
    <style:style style:name="T23" style:family="text">
      <style:text-properties fo:color="#999999" style:font-name="PT Sans" fo:font-size="16pt" style:font-size-asian="16pt" style:font-size-complex="16pt"/>
    </style:style>
    <style:style style:name="T24" style:family="text">
      <style:text-properties fo:color="#000000" style:font-name="PT Sans" fo:font-size="16pt" style:font-size-asian="16pt" style:font-size-complex="16pt"/>
    </style:style>
    <style:style style:name="T25" style:family="text">
      <style:text-properties fo:color="#000000" style:font-name="PT Sans" fo:font-size="9pt" style:font-size-asian="9pt" style:font-size-complex="9pt"/>
    </style:style>
    <style:style style:name="T26" style:family="text">
      <style:text-properties fo:color="#999999" style:font-name="PT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PT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999999" style:font-name="PT Sans" fo:font-size="12pt" style:letter-kerning="true" style:font-name-asian="Droid Sans Fallback" style:font-size-asian="12pt" style:font-name-complex="FreeSans" style:font-size-complex="12pt"/>
    </style:style>
    <style:style style:name="T29" style:family="text">
      <style:text-properties fo:color="#999999" style:font-name="PT Sans" fo:font-size="15pt" style:letter-kerning="true" style:font-name-asian="Droid Sans Fallback" style:font-size-asian="15pt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2" draw:text-style-name="P2" draw:layer="layout" svg:width="4.718cm" svg:height="1.415cm" svg:x="9.4cm" svg:y="0.9cm">
          <draw:text-box>
            <text:p><text:span text:style-name="T1">Scout Call</text:span></text:p>
          </draw:text-box>
        </draw:frame>
        <draw:custom-shape draw:style-name="gr3" draw:text-style-name="P3" draw:layer="layout" svg:width="3.8cm" svg:height="0.8cm" svg:x="19cm" svg:y="1.4cm">
          <text:p text:style-name="P1"><text:span text:style-name="T2">Käyttäjätunn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cm" svg:height="0.8cm" svg:x="23.401cm" svg:y="1.401cm">
          <text:p text:style-name="P1"><text:span text:style-name="T2">Salas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2cm" svg:height="2.4cm" svg:x="11.4cm" svg:y="10.8cm">
          <text:p text:style-name="P1"><text:span text:style-name="T3">Lisää lauma/var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1.2cm" svg:height="1.415cm" svg:x="9.4cm" svg:y="0.9cm">
          <draw:text-box>
            <text:p><text:span text:style-name="T1">Scout Call <text:s/>- Lisää ryhmä</text:span></text:p>
          </draw:text-box>
        </draw:frame>
        <draw:custom-shape draw:style-name="gr6" draw:text-style-name="P5" draw:layer="layout" svg:width="9.2cm" svg:height="1.5cm" svg:x="9.4cm" svg:y="4.1cm">
          <text:p text:style-name="P1"><text:span text:style-name="T4">Anna ryhmä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cm" svg:height="0.6cm" svg:x="9.775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165cm" svg:height="0.862cm" svg:x="11.551cm" svg:y="5.9cm">
          <draw:text-box>
            <text:p><text:span text:style-name="T5">Sudenpennut</text:span></text:p>
          </draw:text-box>
        </draw:frame>
        <draw:custom-shape draw:style-name="gr7" draw:text-style-name="P6" draw:layer="layout" svg:width="0.6cm" svg:height="0.6cm" svg:x="9.775cm" svg:y="7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391cm" svg:height="0.862cm" svg:x="11.551cm" svg:y="6.9cm">
          <draw:text-box>
            <text:p><text:span text:style-name="T6">Seikkailijat</text:span></text:p>
          </draw:text-box>
        </draw:frame>
        <draw:custom-shape draw:style-name="gr7" draw:text-style-name="P6" draw:layer="layout" svg:width="0.6cm" svg:height="0.6cm" svg:x="9.775cm" svg:y="8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654cm" svg:height="0.862cm" svg:x="11.551cm" svg:y="7.9cm">
          <draw:text-box>
            <text:p><text:span text:style-name="T5">Tarpojat</text:span></text:p>
          </draw:text-box>
        </draw:frame>
        <draw:custom-shape draw:style-name="gr7" draw:text-style-name="P6" draw:layer="layout" svg:width="0.6cm" svg:height="0.6cm" svg:x="9.775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077cm" svg:height="0.862cm" svg:x="11.551cm" svg:y="8.9cm">
          <draw:text-box>
            <text:p><text:span text:style-name="T5">Samoajat</text:span></text:p>
          </draw:text-box>
        </draw:frame>
        <draw:custom-shape draw:style-name="gr7" draw:text-style-name="P6" draw:layer="layout" svg:width="0.6cm" svg:height="0.6cm" svg:x="9.77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5cm" svg:height="0.862cm" svg:x="11.551cm" svg:y="10cm">
          <draw:text-box>
            <text:p><text:span text:style-name="T6">Vaeltajat</text:span></text:p>
          </draw:text-box>
        </draw:frame>
        <draw:custom-shape draw:style-name="gr9" draw:text-style-name="P8" draw:layer="layout" svg:width="4.6cm" svg:height="1.5cm" svg:x="11.9cm" svg:y="19.001cm">
          <text:p text:style-name="P1"><text:span text:style-name="T7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4cm" svg:height="0.5cm" svg:x="4.2cm" svg:y="2.544cm">
          <text:p text:style-name="P1"><text:span text:style-name="T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4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6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7cm" svg:y="13.202cm">
          <text:p text:style-name="P1"><text:span text:style-name="T10">Joh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8cm" svg:y="15.103cm">
          <text:p text:style-name="P1"><text:span text:style-name="T10">Salas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9cm" svg:y="16.904cm">
          <text:p text:style-name="P1"><text:span text:style-name="T10">Salasana uudell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3" draw:layer="layout" svg:width="10.421cm" svg:height="1.415cm" svg:x="9.4cm" svg:y="0.9cm">
          <draw:text-box>
            <text:p><text:span text:style-name="T11">Scout Call <text:s/>- Jäsentiedot</text:span></text:p>
          </draw:text-box>
        </draw:frame>
        <draw:custom-shape draw:style-name="gr3" draw:text-style-name="P12" draw:layer="layout" svg:width="9.2cm" svg:height="1.5cm" svg:x="9.095cm" svg:y="3.6cm">
          <text:p text:style-name="P1"><text:span text:style-name="T10">*Partiolaise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6cm" svg:y="5.501cm">
          <text:p text:style-name="P1"><text:span text:style-name="T10">Partiolaise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106cm" svg:height="0.651cm" svg:x="4cm" svg:y="3.8cm">
          <draw:text-box>
            <text:p><text:span text:style-name="T12">* -merkityt pakollisia</text:span></text:p>
          </draw:text-box>
        </draw:frame>
        <draw:custom-shape draw:style-name="gr3" draw:text-style-name="P12" draw:layer="layout" svg:width="9.2cm" svg:height="1.5cm" svg:x="9.097cm" svg:y="7.402cm">
          <text:p text:style-name="P1"><text:span text:style-name="T10">Partiolaise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8cm" svg:y="9.203cm">
          <text:p text:style-name="P1"><text:span text:style-name="T10">*1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9cm" svg:y="11.104cm">
          <text:p text:style-name="P1"><text:span text:style-name="T10">*1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1cm" svg:y="13.005cm">
          <text:p text:style-name="P1"><text:span text:style-name="T10">*1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9cm" svg:y="14.804cm">
          <text:p text:style-name="P1"><text:span text:style-name="T10">2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1cm" svg:y="16.705cm">
          <text:p text:style-name="P1"><text:span text:style-name="T10">2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106cm" svg:y="18.606cm">
          <text:p text:style-name="P1"><text:span text:style-name="T10">2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5.6cm" svg:height="1.5cm" svg:x="20cm" svg:y="16.6cm">
          <text:p text:style-name="P1"><text:span text:style-name="T10">Lisää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6.802cm" svg:y="2.52cm">
          <text:p text:style-name="P1"><text:span text:style-name="T13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9.403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2.304cm" svg:height="2.413cm" svg:x="0.4cm" svg:y="5.1cm">
          <draw:text-box>
            <text:p><text:span text:style-name="T14">Partiolainen</text:span><text:span text:style-name="T15"> </text:span><text:span text:style-name="T16">1</text:span></text:p>
            <text:p><text:span text:style-name="T17">Partiolainen</text:span><text:span text:style-name="T18"> </text:span><text:span text:style-name="T19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Partiolainen</text:span><text:span text:style-name="T15"> </text:span><text:span text:style-name="T16">n</text:span></text:p>
          </draw:text-box>
        </draw:frame>
        <draw:frame draw:style-name="gr8" draw:text-style-name="P17" draw:layer="layout" svg:width="2.777cm" svg:height="0.651cm" svg:x="0.2cm" svg:y="4.2cm">
          <draw:text-box>
            <text:p><text:span text:style-name="T20">Ryhmän</text:span><text:span text:style-name="T21"> </text:span><text:span text:style-name="T20">nimi</text:span></text:p>
          </draw:text-box>
        </draw:frame>
        <draw:custom-shape draw:style-name="gr3" draw:text-style-name="P12" draw:layer="layout" svg:width="5.6cm" svg:height="1.5cm" svg:x="20cm" svg:y="18.401cm">
          <text:p text:style-name="P1"><text:span text:style-name="T10">Poista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3" draw:layer="layout" svg:width="8.969cm" svg:height="1.415cm" svg:x="9.4cm" svg:y="0.9cm">
          <draw:text-box>
            <text:p><text:span text:style-name="T11">Scout Call <text:s/>- Johtajat</text:span></text:p>
          </draw:text-box>
        </draw:frame>
        <draw:custom-shape draw:style-name="gr3" draw:text-style-name="P12" draw:layer="layout" svg:width="9.2cm" svg:height="1.5cm" svg:x="9.095cm" svg:y="8.3cm">
          <text:p text:style-name="P1"><text:span text:style-name="T10">*Joh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4.6cm" svg:height="1.5cm" svg:x="11.4cm" svg:y="18.601cm">
          <text:p text:style-name="P1"><text:span text:style-name="T10">Po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.2cm" svg:height="1.5cm" svg:x="9.096cm" svg:y="10.201cm">
          <text:p text:style-name="P1"><text:span text:style-name="T10">*Joh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106cm" svg:height="0.651cm" svg:x="4cm" svg:y="3.8cm">
          <draw:text-box>
            <text:p><text:span text:style-name="T12">* -merkityt pakollisia</text:span></text:p>
          </draw:text-box>
        </draw:frame>
        <draw:custom-shape draw:style-name="gr3" draw:text-style-name="P12" draw:layer="layout" svg:width="9.2cm" svg:height="1.5cm" svg:x="9.097cm" svg:y="12.102cm">
          <text:p text:style-name="P1"><text:span text:style-name="T10">*Joh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9.403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17.206cm" svg:y="2.448cm">
          <text:p text:style-name="P1"><text:span text:style-name="T13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601cm" svg:height="2.413cm" svg:x="0.4cm" svg:y="5.1cm">
          <draw:text-box>
            <text:p><text:span text:style-name="T14">Johtaja</text:span><text:span text:style-name="T15"> </text:span><text:span text:style-name="T16">1</text:span></text:p>
            <text:p><text:span text:style-name="T17">Johtaja</text:span><text:span text:style-name="T18"> </text:span><text:span text:style-name="T19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Johtaja</text:span><text:span text:style-name="T15"> </text:span><text:span text:style-name="T16">n</text:span></text:p>
          </draw:text-box>
        </draw:frame>
        <draw:frame draw:style-name="gr8" draw:text-style-name="P17" draw:layer="layout" svg:width="1.837cm" svg:height="0.651cm" svg:x="0.2cm" svg:y="4.2cm">
          <draw:text-box>
            <text:p><text:span text:style-name="T20">Johtajat</text:span></text:p>
          </draw:text-box>
        </draw:frame>
        <draw:custom-shape draw:style-name="gr3" draw:text-style-name="P12" draw:layer="layout" svg:width="4.6cm" svg:height="1.5cm" svg:x="11.401cm" svg:y="16.502cm">
          <text:p text:style-name="P1"><text:span text:style-name="T10">Lisä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19" draw:layer="layout" svg:width="16.1cm" svg:height="1.5cm" svg:x="11.202cm" svg:y="15.503cm">
          <text:p text:style-name="P18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16.1cm" svg:height="1.5cm" svg:x="11.201cm" svg:y="13.202cm">
          <text:p text:style-name="P18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16.1cm" svg:height="1.5cm" svg:x="11.2cm" svg:y="4.201cm">
          <text:p text:style-name="P18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6cm" svg:height="14cm" svg:x="18.9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3" draw:layer="layout" svg:width="9.824cm" svg:height="1.415cm" svg:x="9.4cm" svg:y="0.9cm">
          <draw:text-box>
            <text:p><text:span text:style-name="T11">Scout Call <text:s/>- Läsnäolot</text:span></text:p>
          </draw:text-box>
        </draw:frame>
        <draw:custom-shape draw:style-name="gr3" draw:text-style-name="P12" draw:layer="layout" svg:width="4.6cm" svg:height="1.5cm" svg:x="12.7cm" svg:y="18.601cm">
          <text:p text:style-name="P1"><text:span text:style-name="T10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6.8cm" svg:height="1.5cm" svg:x="3.8cm" svg:y="4.2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2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0" draw:layer="layout" svg:width="14.524cm" svg:height="0.816cm" svg:x="12.476cm" svg:y="3.393cm">
          <draw:text-box>
            <text:p><text:span text:style-name="T23">36 <text:s/>37 <text:s/>38 <text:s/>39 <text:s/>40 41 <text:s/>42 <text:s/></text:span><text:span text:style-name="T24">43</text:span><text:span text:style-name="T23"> <text:s/>44 45 <text:s text:c="2"/>46 <text:s/>47 <text:s/>48 <text:s/>49 <text:s/>50 <text:s/>51</text:span></text:p>
          </draw:text-box>
        </draw:frame>
        <draw:custom-shape draw:style-name="gr17" draw:text-style-name="P1" draw:layer="layout" svg:width="0.4cm" svg:height="0.4cm" draw:transform="rotate (1.5707963267949) translate (11.8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4cm" svg:height="0.4cm" draw:transform="rotate (-1.5707963267949) translate (27.301cm 3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2" draw:layer="layout" svg:width="6.8cm" svg:height="1.5cm" svg:x="3.801cm" svg:y="13.201cm">
          <text:p text:style-name="P1"><text:span text:style-name="T10">Partiolaisen nimi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1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2cm" svg:y="1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3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9.403cm" svg:y="2.52cm">
          <text:p text:style-name="P1"><text:span text:style-name="T13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4.2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6.8cm" svg:height="1.5cm" svg:x="3.802cm" svg:y="15.502cm">
          <text:p text:style-name="P1"><text:span text:style-name="T10">Johtajan nim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2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3cm" svg:y="16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4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2.199cm" svg:height="2.036cm" svg:x="0.401cm" svg:y="5.101cm">
          <draw:text-box>
            <text:p><text:span text:style-name="T14">Retki 1</text:span></text:p>
            <text:p><text:span text:style-name="T14">Retki 2</text:span></text:p>
            <text:p><text:span text:style-name="T14">Tapahtuma</text:span></text:p>
            <text:p><text:span text:style-name="T25"/></text:p>
            <text:p text:style-name="P1"><text:span text:style-name="T16"/></text:p>
          </draw:text-box>
        </draw:frame>
        <draw:frame draw:style-name="gr8" draw:text-style-name="P17" draw:layer="layout" svg:width="2.362cm" svg:height="0.651cm" svg:x="0.201cm" svg:y="4.201cm">
          <draw:text-box>
            <text:p><text:span text:style-name="T20">Lauma-ilt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3" draw:layer="layout" svg:width="12.652cm" svg:height="1.415cm" svg:x="9.4cm" svg:y="0.9cm">
          <draw:text-box>
            <text:p text:style-name="P21"><text:span text:style-name="T11">Scout Call <text:s/>- Läsnäolot - Retki</text:span></text:p>
          </draw:text-box>
        </draw:frame>
        <draw:custom-shape draw:style-name="gr3" draw:text-style-name="P12" draw:layer="layout" svg:width="4.6cm" svg:height="1.5cm" svg:x="12.7cm" svg:y="18.601cm">
          <text:p text:style-name="P1"><text:span text:style-name="T10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6.8cm" svg:height="1.5cm" svg:x="3.8cm" svg:y="7.5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6.8cm" svg:height="1.5cm" svg:x="3.801cm" svg:y="10.001cm">
          <text:p text:style-name="P1"><text:span text:style-name="T10">Partiolaisen nimi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9.403cm" svg:y="2.52cm">
          <text:p text:style-name="P1"><text:span text:style-name="T13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6.8cm" svg:height="1.5cm" svg:x="3.802cm" svg:y="15.502cm">
          <text:p text:style-name="P1"><text:span text:style-name="T10">Johtajan nim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draw:layer="layout" svg:width="2.199cm" svg:height="1.528cm" svg:x="0.401cm" svg:y="5.101cm">
          <draw:text-box>
            <text:p><text:span text:style-name="T26"/></text:p>
            <text:p><text:span text:style-name="T13"/></text:p>
            <text:p text:style-name="P1"><text:span text:style-name="T16"/></text:p>
          </draw:text-box>
        </draw:frame>
        <draw:frame draw:style-name="gr8" draw:text-style-name="P22" draw:layer="layout" svg:width="2.404cm" svg:height="2.151cm" svg:x="0.201cm" svg:y="4.201cm">
          <draw:text-box>
            <text:p><text:span text:style-name="T26">Lauma-ilta</text:span></text:p>
            <text:p><text:span text:style-name="T27">Retki 1</text:span></text:p>
            <text:p><text:span text:style-name="T26">Retki 2</text:span></text:p>
            <text:p><text:span text:style-name="T26">Tapahtuma</text:span></text:p>
          </draw:text-box>
        </draw:frame>
        <draw:custom-shape draw:style-name="gr3" draw:text-style-name="P12" draw:layer="layout" svg:width="6.8cm" svg:height="1.5cm" svg:x="3.801cm" svg:y="7.501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1cm" svg:y="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6.8cm" svg:height="1.5cm" svg:x="8.302cm" svg:y="4.302cm">
          <text:p text:style-name="P1"><text:span text:style-name="T10">Retken nim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1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0.535cm" svg:height="1.415cm" svg:x="9.4cm" svg:y="0.9cm">
          <draw:text-box>
            <text:p><text:span text:style-name="T1">Scout Call <text:s/>- Tilastot</text:span></text:p>
          </draw:text-box>
        </draw:frame>
        <draw:custom-shape draw:style-name="gr20" draw:text-style-name="P8" draw:layer="layout" svg:width="7.6cm" svg:height="1.5cm" svg:x="9.6cm" svg:y="4.5cm">
          <text:p text:style-name="P1"><text:span text:style-name="T7">Ryhmä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cm" svg:height="0.6cm" svg:x="9.775cm" svg:y="7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734cm" svg:height="0.862cm" svg:x="11.551cm" svg:y="7.7cm">
          <draw:text-box>
            <text:p><text:span text:style-name="T5">Viikkotilasto</text:span></text:p>
          </draw:text-box>
        </draw:frame>
        <draw:custom-shape draw:style-name="gr7" draw:text-style-name="P6" draw:layer="layout" svg:width="0.6cm" svg:height="0.6cm" svg:x="9.775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661cm" svg:height="0.862cm" svg:x="11.551cm" svg:y="9.1cm">
          <draw:text-box>
            <text:p><text:span text:style-name="T6">Kuukausitilasto</text:span></text:p>
          </draw:text-box>
        </draw:frame>
        <draw:custom-shape draw:style-name="gr7" draw:text-style-name="P6" draw:layer="layout" svg:width="0.6cm" svg:height="0.6cm" svg:x="9.775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641cm" svg:height="0.862cm" svg:x="11.551cm" svg:y="10.3cm">
          <draw:text-box>
            <text:p><text:span text:style-name="T5">Kausitilasto</text:span></text:p>
          </draw:text-box>
        </draw:frame>
        <draw:custom-shape draw:style-name="gr21" draw:text-style-name="P8" draw:layer="layout" svg:width="4.6cm" svg:height="1.5cm" svg:x="11.9cm" svg:y="16.501cm">
          <text:p text:style-name="P1"><text:span text:style-name="T7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4cm" svg:height="0.5cm" svg:x="4.2cm" svg:y="2.544cm">
          <text:p text:style-name="P1"><text:span text:style-name="T2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14.604cm" svg:y="2.472cm">
          <text:p text:style-name="P1"><text:span text:style-name="T13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9.806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cm" svg:height="0.6cm" svg:x="9.751cm" svg:y="1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723cm" svg:height="0.862cm" svg:x="11.527cm" svg:y="11.4cm">
          <draw:text-box>
            <text:p><text:span text:style-name="T5">Retket/Tapahtuma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0.535cm" svg:height="1.415cm" svg:x="9.4cm" svg:y="0.9cm">
          <draw:text-box>
            <text:p><text:span text:style-name="T1">Scout Call <text:s/>- Retket</text:span></text:p>
          </draw:text-box>
        </draw:frame>
        <draw:custom-shape draw:style-name="gr24" draw:text-style-name="P25" draw:layer="layout" svg:width="7.6cm" svg:height="1.5cm" svg:x="9.6cm" svg:y="4.5cm">
          <text:p text:style-name="P1"><text:span text:style-name="T29">Anna retken/tapahtum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6cm" svg:height="1.5cm" svg:x="11cm" svg:y="16.1cm">
          <text:p text:style-name="P1"><text:span text:style-name="T7">Lähe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2.4cm" svg:height="0.5cm" svg:x="4.2cm" svg:y="2.544cm">
          <text:p text:style-name="P1"><text:span text:style-name="T2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4.604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4cm" svg:height="0.5cm" svg:x="19.806cm" svg:y="2.448cm">
          <text:p text:style-name="P1"><text:span text:style-name="T13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7.6cm" svg:height="1.5cm" svg:x="9.601cm" svg:y="6.501cm">
          <text:p text:style-name="P1"><text:span text:style-name="T29">Anna paikk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3.198cm" svg:height="1.5cm" svg:x="9.602cm" svg:y="8.702cm">
          <text:p text:style-name="P1"><text:span text:style-name="T29">Alk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8cm" svg:height="3.797cm" svg:x="9.4cm" svg:y="10.603cm">
          <text:p text:style-name="P1"><text:span text:style-name="T29">Vie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3.198cm" svg:height="1.5cm" svg:x="13.402cm" svg:y="8.703cm">
          <text:p text:style-name="P1"><text:span text:style-name="T29">Päätt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2.304cm" svg:height="2.413cm" svg:x="0.401cm" svg:y="5.101cm">
          <draw:text-box>
            <text:p><text:span text:style-name="T14">Partiolainen</text:span><text:span text:style-name="T15"> </text:span><text:span text:style-name="T16">1</text:span></text:p>
            <text:p><text:span text:style-name="T14">Partiolainen</text:span><text:span text:style-name="T15"> </text:span><text:span text:style-name="T16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Partiolainen</text:span><text:span text:style-name="T15"> </text:span><text:span text:style-name="T16">n</text:span></text:p>
          </draw:text-box>
        </draw:frame>
        <draw:frame draw:style-name="gr8" draw:text-style-name="P17" draw:layer="layout" svg:width="2.557cm" svg:height="0.651cm" svg:x="0.201cm" svg:y="4.201cm">
          <draw:text-box>
            <text:p><text:span text:style-name="T20">Retken</text:span><text:span text:style-name="T21"> </text:span><text:span text:style-name="T20">nim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9:36:30.651825444</meta:creation-date>
    <dc:date>2015-11-30T16:55:32.879782117</dc:date>
    <meta:editing-duration>PT6H42M44S</meta:editing-duration>
    <meta:editing-cycles>51</meta:editing-cycles>
    <meta:generator>LibreOffice/4.2.8.2$Linux_X86_64 LibreOffice_project/420m0$Build-2</meta:generator>
    <meta:document-statistic meta:object-count="270"/>
  </office:meta>
</office:document-meta>
</file>